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14171a" style:font-name="Liberation Serif" fo:font-size="14pt" fo:letter-spacing="normal" fo:font-style="normal" fo:font-weight="normal" officeooo:rsid="000595a7" officeooo:paragraph-rsid="000595a7" style:font-size-asian="14pt" style:font-size-complex="14pt"/>
    </style:style>
    <style:style style:name="P2" style:family="paragraph" style:parent-style-name="Standard">
      <style:text-properties style:font-name="Liberation Serif" fo:font-size="14pt" officeooo:rsid="00026693" officeooo:paragraph-rsid="00026693" style:font-size-asian="14pt" style:font-size-complex="14pt"/>
    </style:style>
    <style:style style:name="P3" style:family="paragraph" style:parent-style-name="Standard">
      <style:text-properties style:font-name="Liberation Serif" fo:font-size="14pt" officeooo:rsid="000595a7" officeooo:paragraph-rsid="000595a7" style:font-size-asian="14pt" style:font-size-complex="14pt"/>
    </style:style>
    <style:style style:name="T1" style:family="text">
      <style:text-properties officeooo:rsid="000595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It’s happened to all of us at one time or another. <text:s/>You meet your kid’s newest friends, and you know right then <text:span text:style-name="T1">and there </text:span>that you need to fulfill your most important mission as a parent: embarrass the hell out of your children. <text:s/>But despite your best efforts, you just don’t have a cheesy, groan-inducing joke to tell to get the job done. <text:s/></text:p>
      <text:p text:style-name="P2"/>
      <text:p text:style-name="P2"><text:tab/>By the time you attempt to do a Google search and navigate to a page of jokes, your kids and their friends are already gone, out skateboarding or vaping or whatever it is kids do these days. <text:s/>If only there was a more expedient way to obtain an embarrassing dad joke…</text:p>
      <text:p text:style-name="P2"/>
      <text:p text:style-name="P2"><text:tab/>Well you’re in luck! <text:s/>Thanks to the Dad joke generator, you have instant access to an entire archive of terrible dad jokes! <text:s/>If you need a joke in a quick pinch, simply hit the “random” button to quickly pull a joke from our archive of thousands of terrible jokes. <text:s/><text:span text:style-name="T1">If you want to sound a lot wittier than you really are, you can use the “search” function to return a joke related to a particular subject. <text:s/>And if you really want to lay on the embarrassment, you can set the number of jokes the generator returns, so you’ll have an entire list ready to go to embarrass your kids at a moment’s notice.</text:span></text:p>
      <text:p text:style-name="P2"/>
      <text:p text:style-name="P2"><text:tab/><text:span text:style-name="T1">So no more worrying about having the tools to fulfill your most important role as a parent. <text:s/>With the dad joke generator, you’ll always have the tools to embarrass your kids as much as needed!</text:span></text:p>
      <text:p text:style-name="P2"/>
      <text:p text:style-name="P3">And always remember:</text:p>
      <text:p text:style-name="P1">When does a joke become a Dad joke? </text:p>
      <text:p text:style-name="P1"/>
      <text:p text:style-name="P1">When it becomes appa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0:44:02.725614792</meta:creation-date>
    <dc:date>2018-05-09T11:04:23.252146021</dc:date>
    <meta:editing-duration>PT20M19S</meta:editing-duration>
    <meta:editing-cycles>4</meta:editing-cycles>
    <meta:generator>LibreOffice/5.1.6.2$Linux_X86_64 LibreOffice_project/10m0$Build-2</meta:generator>
    <meta:document-statistic meta:table-count="0" meta:image-count="0" meta:object-count="0" meta:page-count="1" meta:paragraph-count="7" meta:word-count="277" meta:character-count="1484" meta:non-whitespace-character-count="1199"/>
  </office:meta>
</office:document-meta>
</file>